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ext_20_body">
      <style:text-properties officeooo:rsid="00131fef" officeooo:paragraph-rsid="00131fef"/>
    </style:style>
    <style:style style:name="P2" style:family="paragraph" style:parent-style-name="Text_20_body">
      <style:text-properties officeooo:paragraph-rsid="00131fef"/>
    </style:style>
    <style:style style:name="P3" style:family="paragraph" style:parent-style-name="Title">
      <style:text-properties officeooo:rsid="0015f780" officeooo:paragraph-rsid="0015f780"/>
    </style:style>
    <style:style style:name="P4" style:family="paragraph" style:parent-style-name="Heading_20_1">
      <style:text-properties officeooo:rsid="00131fef" officeooo:paragraph-rsid="00131f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cal Care Home</text:p>
      <text:h text:style-name="P4" text:outline-level="1">1. Understand the Problem</text:h>
      <text:p text:style-name="P1"/>
      <text:h text:style-name="P4" text:outline-level="1">2. Plan</text:h>
      <text:p text:style-name="P2"/>
      <text:h text:style-name="P4" text:outline-level="1">2.5 Pseudo Code</text:h>
      <text:p text:style-name="P2"/>
      <text:h text:style-name="P4" text:outline-level="1">3. Divide &amp; Conquer</text:h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2:27:17.958791376</meta:creation-date>
    <dc:title>Project Outline</dc:title>
    <meta:editing-duration>PT1M54S</meta:editing-duration>
    <meta:editing-cycles>4</meta:editing-cycles>
    <meta:generator>LibreOffice/7.3.4.2$Linux_X86_64 LibreOffice_project/30$Build-2</meta:generator>
    <dc:date>2022-07-31T12:29:13.190238906</dc:date>
    <meta:document-statistic meta:table-count="0" meta:image-count="0" meta:object-count="0" meta:page-count="1" meta:paragraph-count="5" meta:word-count="16" meta:character-count="81" meta:non-whitespace-character-count="70"/>
    <meta:template xlink:type="simple" xlink:actuate="onRequest" xlink:title="Project Outline" xlink:href="../../../../Templates/Project%20Outline.ott" meta:date="2022-07-31T12:27:17.586717097"/>
  </office:meta>
</office:document-meta>
</file>